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04d2c"/>
    </style:style>
    <style:style style:name="P2" style:family="paragraph" style:parent-style-name="Standard">
      <style:text-properties officeooo:paragraph-rsid="0001bbf5"/>
    </style:style>
    <style:style style:name="P3" style:family="paragraph" style:parent-style-name="Standard">
      <style:text-properties officeooo:rsid="0001bbf5" officeooo:paragraph-rsid="0001bbf5"/>
    </style:style>
    <style:style style:name="T1" style:family="text">
      <style:text-properties officeooo:rsid="00004d2c"/>
    </style:style>
    <style:style style:name="T2" style:family="text">
      <style:text-properties fo:font-style="italic" style:font-style-asian="italic" style:font-style-complex="italic"/>
    </style:style>
    <style:style style:name="T3" style:family="text">
      <style:text-properties fo:font-style="italic" officeooo:rsid="00004d2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04d2c" style:font-style-asian="normal" style:font-style-complex="normal"/>
    </style:style>
    <style:style style:name="T6" style:family="text">
      <style:text-properties fo:font-style="normal" officeooo:rsid="0001bbf5"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004d2c" style:font-style-asian="normal" style:font-weight-asian="bold" style:font-style-complex="normal" style:font-weight-complex="bold"/>
    </style:style>
    <style:style style:name="T9" style:family="text">
      <style:text-properties fo:font-style="normal" fo:font-weight="bold" officeooo:rsid="0001bbf5"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lacksad: Under the skin es una interesante propuesta que nos traslada al universo creado por Juan Díaz Canales y Juanjo Guarnido en su novela gráfica homónima. El juego, desarrollado por Pendulo Studios y distribuído por meridiem Games, se emplaza en la Nueva York de los años 50, en la etapa de transición entre la Segunda Guerra Mundial y la Guerra Fría entre USA y la ya extinguida URSS. Una Nueva York un tanto cambiada, donde sus habitantes son animales antropomórficos de lo más variado y pintoresco que a uno se le pueda pasar por la mente.</text:span></text:p>
      <text:p text:style-name="P2"/>
      <text:p text:style-name="P2"><text:span text:style-name="T1">El juego nos plantea un caso de suicidio rodeado de muchas incógnitas que tendremos que resolver </text:span><text:span text:style-name="T3">poniéndonos en la piel</text:span><text:span text:style-name="T5"> del detective felino John Blacksad. Como buena aventura gráfica, tocará escrutinar cada escenario hasta el más recóndito rincón, así como analizar cada palabra y gesto de los diferentes personajes que veremos en pantalla.</text:span></text:p>
      <text:p text:style-name="P2"><text:span text:style-name="T5"/></text:p>
      <text:p text:style-name="P1"><text:span text:style-name="T5">El juego empieza a un ritmo alto, mostrando sus cartas sin ningún temor y metiéndonos de lleno en el papel de detectives, atrapándonos en su historia hasta el final...</text:span><text:span text:style-name="T8">si somos lo suficientemente pacientes y benévolos</text:span><text:span text:style-name="T5">, como explicaré más adelante. Y es que es en este apartado donde Blacksad sobresale: la historia y el entorno que nos presenta. El caso se enreda más y más conforme vamos encajando las piezas del puzzle, haciendo que queramos saber más p</text:span><text:span text:style-name="T6">ara</text:span><text:span text:style-name="T5"> llegar al final del asunto. Todo esto, acompañado de una ambientación única y unos personajes tremendamente carismáticos, </text:span><text:span text:style-name="T6">haciendo especial hincapié en nuestro querido protagonista.</text:span></text:p>
      <text:p text:style-name="P1"><text:span text:style-name="T6"/></text:p>
      <text:p text:style-name="P2"><text:span text:style-name="T9">Propuesta jugable: </text:span><text:span text:style-name="T6">típicas mecánicas de este tipo de videojuegos: a´nalisis de escenarios, toma de decisiones tanto en conversaciones como en acciones, QTE en determinadas escenas, así como combinadas con algunas habilidades especiales propias de la naturaleza de nuestro protagonista, como es el sentido felino que nos permite buscar pruebas visuales, auditivas u olfativas donde alguien común no vería nada fuera de lo normal. Lo peor en este sentido es el control del personaje, excesivamente lento en ocasiones (se agradecía un botón de trotar en escenarios grandes), y también tosco por momentos, especialmente en espacios estrechos donde colisionamos fácilmente con paredes y objetos, forzando al personaje a frenar en seco, trasladandoal jugador una sensación de pérdida de control.</text:span></text:p>
      <text:p text:style-name="P3"><text:span text:style-name="T4"/></text:p>
      <text:p text:style-name="P3"><text:span text:style-name="T7">Apartado artístico:</text:span><text:span text:style-name="T4"> En lo visual, Blacksad Under the skin nos trae una propuesta caricaturesca muy próxima al estilo presentado en el cómic, donde la caracterización de los personajes y la cuidada ambientación, que refleja a la perfección le época en la que nos encontramos son sus puntos más destacados.</text:span></text:p>
      <text:p text:style-name="P3"><text:span text:style-name="T4"/></text:p>
      <text:p text:style-name="P3"><text:span text:style-name="T4">Por desgracia, todo lo anteriormente mencionado se ve empañado por los numerosos problemas técnicos que el juego arrastra a lo largo de todo su desarrollo. Y aquí hay gran variedad donde elegir. Nos encontraremos pequeños detalles como pistas de música que dejan de sonar o cierto </text:span><text:span text:style-name="T2">popping</text:span><text:span text:style-name="T4"> en algunos detalles del entorno. También nos daremos de frente con otros más graves como personajes y objetos interactuables invisibles en la escena o bloqueos del juego en momentos de transición entre escenas que fuerzan a salir de la partida para poder continuar. Estos problemas se pueden comprender en los primeros días tras su lanzamiento frutos de los recursos limitados de los desarrolladores. Sin embargo, el hecho de que meses después no exista un parche que solucione, al menos, los fallos críticos, denota cierta dejadez por parte de los responsables (no quisiera culpar de esto a los desarrolladores porque estoy seguro de que han hecho todo lo que han podido con unos recursos muy limitados).</text:span></text:p>
      <text:p text:style-name="P3"><text:span text:style-name="T4"/></text:p>
      <text:p text:style-name="P3"><text:span text:style-name="T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5-17T11:10:09.993000000</dc:date>
    <meta:editing-duration>PT49S</meta:editing-duration>
    <meta:editing-cycles>1</meta:editing-cycles>
    <meta:document-statistic meta:table-count="0" meta:image-count="0" meta:object-count="0" meta:page-count="1" meta:paragraph-count="6" meta:word-count="578" meta:character-count="3615" meta:non-whitespace-character-count="3043"/>
  </office:meta>
</office:document-meta>
</file>